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ddd1a" officeooo:paragraph-rsid="001ddd1a"/>
    </style:style>
    <style:style style:name="P2" style:family="paragraph" style:parent-style-name="Standard">
      <style:text-properties officeooo:rsid="001e9fc2" officeooo:paragraph-rsid="001e9fc2"/>
    </style:style>
    <style:style style:name="P3" style:family="paragraph" style:parent-style-name="Standard">
      <style:text-properties officeooo:paragraph-rsid="001e9fc2"/>
    </style:style>
    <style:style style:name="P4" style:family="paragraph" style:parent-style-name="Standard">
      <style:text-properties officeooo:rsid="001f9d3f" officeooo:paragraph-rsid="001f9d3f"/>
    </style:style>
    <style:style style:name="P5" style:family="paragraph" style:parent-style-name="Standard" style:list-style-name="L1">
      <style:text-properties officeooo:paragraph-rsid="001ddd1a"/>
    </style:style>
    <style:style style:name="P6" style:family="paragraph" style:parent-style-name="Standard" style:list-style-name="L1">
      <style:text-properties officeooo:rsid="001e9fc2" officeooo:paragraph-rsid="001e9fc2"/>
    </style:style>
    <style:style style:name="P7" style:family="paragraph" style:parent-style-name="Standard" style:list-style-name="L1">
      <style:text-properties officeooo:rsid="001ddd1a" officeooo:paragraph-rsid="001ddd1a"/>
    </style:style>
    <style:style style:name="P8" style:family="paragraph" style:parent-style-name="Standard" style:list-style-name="L1">
      <style:text-properties officeooo:rsid="001f9d3f" officeooo:paragraph-rsid="001f9d3f"/>
    </style:style>
    <style:style style:name="P9" style:family="paragraph" style:parent-style-name="Standard">
      <style:text-properties officeooo:paragraph-rsid="001f9d3f"/>
    </style:style>
    <style:style style:name="T1" style:family="text">
      <style:text-properties officeooo:rsid="001ddd1a"/>
    </style:style>
    <style:style style:name="T2" style:family="text">
      <style:text-properties officeooo:rsid="001e9fc2"/>
    </style:style>
    <style:style style:name="T3" style:family="text">
      <style:text-properties officeooo:rsid="001ffe29"/>
    </style:style>
    <style:style style:name="T4" style:family="text">
      <style:text-properties officeooo:rsid="0020d21c"/>
    </style:style>
    <style:style style:name="T5" style:family="text">
      <style:text-properties officeooo:rsid="0021da2b"/>
    </style:style>
    <style:style style:name="T6" style:family="text">
      <style:text-properties officeooo:rsid="0023d2b3"/>
    </style:style>
    <style:style style:name="T7" style:family="text">
      <style:text-properties officeooo:rsid="0023fe2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5f303"/>
    </style:style>
    <style:style style:name="T10" style:family="text">
      <style:text-properties officeooo:rsid="00291120"/>
    </style:style>
    <style:style style:name="T11" style:family="text">
      <style:text-properties officeooo:rsid="002acb7d"/>
    </style:style>
    <style:style style:name="T12" style:family="text">
      <style:text-properties officeooo:rsid="002d8a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on documentation will be published how to:</text:p>
      <text:list xml:id="list2352509960299285434" text:style-name="L1">
        <text:list-item>
          <text:p text:style-name="P5"><text:span text:style-name="T1">Build Your own LiveCD from trusted source, fully automated(!), with a </text:span><text:a xlink:type="simple" xlink:href="https://wiki.gentoo.org/wiki/Project:Hardened" text:style-name="Internet_20_link" text:visited-style-name="Visited_20_Internet_20_Link">hardened toolchain</text:a></text:p>
        </text:list-item>
        <text:list-item>
          <text:p text:style-name="P6">No, there is nothing like it yet… while there is other LiveCD distributions none of them is shipped as hardened build, ready to be deployed as Desktop/Workstation or Server system</text:p>
        </text:list-item>
        <text:list-item>
          <text:p text:style-name="P6">Many build flavors are available already</text:p>
          <text:list>
            <text:list-item>
              <text:p text:style-name="P6">AdminCD/Rescue System, also used as build host for automated update builds</text:p>
            </text:list-item>
            <text:list-item>
              <text:p text:style-name="P6">Desktop flavor shipping everything one would expect</text:p>
            </text:list-item>
            <text:list-item>
              <text:p text:style-name="P6">Minimal flavor as a baseline used for</text:p>
              <text:list>
                <text:list-item>
                  <text:p text:style-name="P6">web server</text:p>
                </text:list-item>
                <text:list-item>
                  <text:p text:style-name="P6">proxy server</text:p>
                </text:list-item>
                <text:list-item>
                  <text:p text:style-name="P6">mail server (todo)</text:p>
                </text:list-item>
              </text:list>
            </text:list-item>
          </text:list>
        </text:list-item>
        <text:list-item>
          <text:p text:style-name="P7"><text:span text:style-name="T7">All </text:span>LiveCD <text:span text:style-name="T7">flavors are</text:span> providing distinct features such as:</text:p>
          <text:list>
            <text:list-item>
              <text:p text:style-name="P7">removal of systemd!!!</text:p>
            </text:list-item>
            <text:list-item>
              <text:p text:style-name="P7">removal of dbus, consol<text:span text:style-name="T10">e</text:span>kit, policykit, pam, … </text:p>
            </text:list-item>
            <text:list-item>
              <text:p text:style-name="P7">removal of Openssl in favor of Libressl and all packages being patched to be compatible with the removal of SSLv3</text:p>
            </text:list-item>
            <text:list-item>
              <text:p text:style-name="P6">encrypted log files, patch to hide rsyslog key</text:p>
            </text:list-item>
            <text:list-item>
              <text:p text:style-name="P6">root file system encryption at block layer, and file-system layer encryption on top of it; all supported with sane and simple helper scripts</text:p>
            </text:list-item>
            <text:list-item>
              <text:p text:style-name="P7">a paranoid-proof firewall ruleset applied by default, <text:span text:style-name="T2">particularly suitable for IPSec and Desktop and Server environments; sane logging to encrypted log file by default</text:span></text:p>
            </text:list-item>
            <text:list-item>
              <text:p text:style-name="P7">sane and simple IPsec configuration for road-warrior setups <text:span text:style-name="T2">available</text:span></text:p>
            </text:list-item>
            <text:list-item>
              <text:p text:style-name="P7">read-only file system to protect against tampering</text:p>
            </text:list-item>
            <text:list-item>
              <text:p text:style-name="P8">helper scripts to attach encrypted LVM to persist log and home data or whatever one desires</text:p>
            </text:list-item>
            <text:list-item>
              <text:p text:style-name="P7">network applications traced and jailed with <text:a xlink:type="simple" xlink:href="http://www.citi.umich.edu/u/provos/systrace/" text:style-name="Internet_20_link" text:visited-style-name="Visited_20_Internet_20_Link">systrace</text:a> and pre-configured profiles <text:span text:style-name="T2">for firefox, thunderbird, dhcp, ntp,… and many more security critical exposed network applications</text:span></text:p>
            </text:list-item>
            <text:list-item>
              <text:p text:style-name="P7">… endlessly more sane and simple solutions</text:p>
            </text:list-item>
          </text:list>
        </text:list-item>
        <text:list-item>
          <text:p text:style-name="P7">This LiveCD <text:span text:style-name="T3">project’s</text:span> <text:span text:style-name="T2">fully </text:span>automated<text:span text:style-name="T2">(!)</text:span> build system may easily be utilized and configured to assemble custom stripped down minimal ISO-releases <text:span text:style-name="T3">(or PXEBoot, thanks again to Gentoo catalyst folks) </text:span>for specific needs to deploy these as virtual machines which has been tested already <text:span text:style-name="T3">with</text:span> various server <text:span text:style-name="T3">installations</text:span> of mine (this wiki is hosted from a LiveCD, a tor proxy setup, IRC, mail server, ftp server; see the <text:a xlink:type="simple" xlink:href="http://www.padwalker.eu/gitweb/?p=catalyst.git;a=tree;f=specs/amd64/hardened;h=bb15ad414cae1e1655b1494976c26cf915b7d011;hb=HEAD" text:style-name="Internet_20_link" text:visited-style-name="Visited_20_Internet_20_Link">spec files</text:a> and <text:a xlink:type="simple" xlink:href="http://www.padwalker.eu/gitweb/?p=catalyst.git;a=tree;f=rootfs/usr/local/bin;h=ffab0c84d472ccd295abc9b0f51939a9496d6d20;hb=HEAD" text:style-name="Internet_20_link" text:visited-style-name="Visited_20_Internet_20_Link">qemu-vm launcher scripts</text:a> vm_*.sh in the git repository what has been tested in production already)</text:p>
        </text:list-item>
        <text:list-item>
          <text:p text:style-name="P7">Custom LiveCDs may be configured and build fast and simple, this can be considered a reasonable alternative to <text:a xlink:type="simple" xlink:href="https://www.docker.com/" text:style-name="Internet_20_link" text:visited-style-name="Visited_20_Internet_20_Link">docker</text:a> and <text:a xlink:type="simple" xlink:href="http://libvirt.org/" text:style-name="Internet_20_link" text:visited-style-name="Visited_20_Internet_20_Link"><text:span text:style-name="T2">libvirt virsh</text:span></text:a> <text:span text:style-name="T2">c</text:span>reated in just a couple of weeks!</text:p>
        </text:list-item>
        <text:list-item>
          <text:p text:style-name="P6">LiveCDs cannot be tampered with, these are read-onl<text:span text:style-name="T3">y to provide a reliable baseline.</text:span></text:p>
        </text:list-item>
      </text:list>
      <text:p text:style-name="P2"/>
      <text:p text:style-name="P2">Work is done and I am operating <text:span text:style-name="T3">about</text:span> 15 machines already with it, all <text:span text:style-name="T3">booted </text:span>from ISO LiveCDs. Thanks to Gentoo tooling available it was a pleasure to get things up and running … there is nothing like it elsewhere. <text:span text:style-name="Emphasis"><text:span text:style-name="T8">But all this has to be and will be documented</text:span></text:span>, otherwise this work won’t be of <text:span text:style-name="T11">any </text:span>use <text:span text:style-name="T11">for</text:span> anyone else except <text:span text:style-name="T4">me</text:span>.</text:p>
      <text:p text:style-name="P2"/>
      <text:p text:style-name="P2">Meanwhile, for those keen on digging into <text:span text:style-name="T5">this</text:span> without documentation the git repos are public already:</text:p>
      <text:p text:style-name="P3"><text:a xlink:type="simple" xlink:href="https://www.padwalker.com/gitweb/?p=autobuild.git" text:style-name="Internet_20_link" text:visited-style-name="Visited_20_Internet_20_Link"><text:span text:style-name="T12">https://www.padwalker.com/gitweb/?p=autobuild.git</text:span></text:a></text:p>
      <text:p text:style-name="P9"><text:a xlink:type="simple" xlink:href="https://www.padwalker.com/gitweb/?p=extra_overlay.git" text:style-name="Internet_20_link" text:visited-style-name="Visited_20_Internet_20_Link"><text:span text:style-name="T12">https://www.padwalker.com/gitweb/?p=extra_overlay.git</text:span></text:a></text:p>
      <text:p text:style-name="P9"><text:a xlink:type="simple" xlink:href="https://github.com/agg1/autobuild" text:style-name="Internet_20_link" text:visited-style-name="Visited_20_Internet_20_Link"><text:span text:style-name="T12">https://github.com/agg1/autobuild</text:span></text:a></text:p>
      <text:p text:style-name="P2"><text:a xlink:type="simple" xlink:href="https://github.com/agg1/extra_overlay" text:style-name="Internet_20_link" text:visited-style-name="Visited_20_Internet_20_Link">https://github.com/agg1/extra_overlay</text:a></text:p>
      <text:p text:style-name="P2"><text:soft-page-break/></text:p>
      <text:p text:style-name="P4">This month I’ll upload stage3 tarballs including hardened toolchain and libressl, just in case some of You would like to spare the time dig<text:span text:style-name="T6">ging</text:span> into <text:span text:style-name="T6">and testing </text:span>the <text:a xlink:type="simple" xlink:href="https://wiki.gentoo.org/wiki/Project:LibreSSL" text:style-name="Internet_20_link" text:visited-style-name="Visited_20_Internet_20_Link">bootstrapping process of Libressl</text:a></text:p>
      <text:p text:style-name="P4">With these anyone who would like may easily create custom hardened LiveCDs for himself for any purpose there might be for such a Linux distribution <text:span text:style-name="T9">(for example a wiki page like this one)</text:span>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gi </meta:initial-creator>
    <meta:creation-date>2017-02-02T18:13:14.951828285</meta:creation-date>
    <meta:generator>LibreOffice/5.1.3.2$Linux_X86_64 LibreOffice_project/10m0$Build-2</meta:generator>
    <meta:editing-cycles>14</meta:editing-cycles>
    <meta:editing-duration>PT15M19S</meta:editing-duration>
    <dc:title>Gentoo Hardened LiveCD</dc:title>
    <dc:date>2017-02-11T23:53:49.080621969</dc:date>
    <dc:creator>aggi </dc:creator>
    <meta:document-statistic meta:table-count="0" meta:image-count="0" meta:object-count="0" meta:page-count="2" meta:paragraph-count="33" meta:word-count="542" meta:character-count="3376" meta:non-whitespace-character-count="2890"/>
  </office:meta>
</office:document-meta>
</file>